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Mens. 11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6-01-29" calcext:value-type="date">
            <text:p>29/01/2026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Mens. 12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6-01-29" calcext:value-type="date">
            <text:p>29/01/2026</text:p>
          </table:table-cell>
          <table:table-cell table:style-name="ce36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6-01-31" calcext:value-type="date">
            <text:p>31/01/2026</text:p>
          </table:table-cell>
          <table:table-cell table:style-name="ce33" office:value-type="string" calcext:value-type="string">
            <text:p>Mens. 01/2026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8]-[.F8]" office:value-type="float" office:value="150" calcext:value-type="float">
            <text:p>1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6-02-28" calcext:value-type="date">
            <text:p>28/02/2026</text:p>
          </table:table-cell>
          <table:table-cell table:style-name="ce33" office:value-type="string" calcext:value-type="string">
            <text:p>Mens. 02/2026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9]-[.F9]" office:value-type="float" office:value="150" calcext:value-type="float">
            <text:p>1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9])" office:value-type="float" office:value="300" calcext:value-type="float">
            <text:p>30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7">
          <table:table-cell table:number-columns-repeated="64"/>
        </table:table-row>
        <table:table-row table:style-name="ro4" table:number-rows-repeated="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8.743785825">00:00:00</text:time></text:span><text:span text:style-name="MT2"><text:s/></text:span></text:p>
        </style:region-center>
        <style:region-right>
          <text:p><text:span text:style-name="MT4">RGA Com. Fogos Art. e Art. Pirotec. Ltda.</text:span></text:p>
          <text:p><text:span text:style-name="MT2">e-mail: arthur.ragusa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GA Com. Fogos de Artificio e Art. Pirotecnicos Ltda.</text:span></text:p>
          <text:p>arthur.ragus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8.7461176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3-02T11:13:09.065116056</dc:date>
    <dc:language>pt-PT</dc:language>
    <meta:editing-cycles>581</meta:editing-cycles>
    <meta:editing-duration>PT16H40M52S</meta:editing-duration>
    <meta:print-date>2025-09-02T14:39:51.969309330</meta:print-date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